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EFFECT 1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VL*PSI/8 % of max hp</text:p>
          </table:table-cell>
          <table:table-cell office:value-type="string" calcext:value-type="string">
            <text:p>heal hp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LVL*EMP/12-RDM(0-8)</text:p>
          </table:table-cell>
          <table:table-cell office:value-type="string" calcext:value-type="string">
            <text:p>calm enemy to talk again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VL*EMP/16-RDM(0-8)</text:p>
          </table:table-cell>
          <table:table-cell office:value-type="string" calcext:value-type="string">
            <text:p>check personality 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flame element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water element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spark element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earth elem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hit points</text:p>
          </table:table-cell>
          <table:table-cell/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defense</text:p>
          </table:table-cell>
          <table:table-cell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attack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speed</text:p>
          </table:table-cell>
          <table:table-cell/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empath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6:05:45.262046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7:59.158816010</meta:creation-date>
    <dc:date>2024-02-09T18:11:15.035888168</dc:date>
    <meta:editing-duration>PT2H22M4S</meta:editing-duration>
    <meta:editing-cycles>6</meta:editing-cycles>
    <meta:generator>LibreOffice/7.6.4.1$Linux_X86_64 LibreOffice_project/60$Build-1</meta:generator>
    <meta:document-statistic meta:table-count="1" meta:cell-count="39" meta:object-count="0"/>
  </office:meta>
</office:document-meta>
</file>